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4.205cm" style:rel-column-width="2384*"/>
    </style:style>
    <style:style style:name="Table1.B" style:family="table-column">
      <style:table-column-properties style:column-width="12.795cm" style:rel-column-width="7254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2.702cm" style:rel-column-width="1532*"/>
    </style:style>
    <style:style style:name="Table2.B" style:family="table-column">
      <style:table-column-properties style:column-width="14.298cm" style:rel-column-width="810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2.702cm" style:rel-column-width="1532*"/>
    </style:style>
    <style:style style:name="Table3.B" style:family="table-column">
      <style:table-column-properties style:column-width="14.298cm" style:rel-column-width="8106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 style:shadow="none"/>
    </style:style>
    <style:style style:name="Table4.A" style:family="table-column">
      <style:table-column-properties style:column-width="2.702cm" style:rel-column-width="1532*"/>
    </style:style>
    <style:style style:name="Table4.B" style:family="table-column">
      <style:table-column-properties style:column-width="14.298cm" style:rel-column-width="8106*"/>
    </style:style>
    <style:style style:name="Table4.A1" style:family="table-cell">
      <style:table-cell-properties fo:padding="0.097cm" fo:border="none"/>
    </style:style>
    <style:style style:name="P1" style:family="paragraph" style:parent-style-name="Title">
      <style:text-properties fo:language="sl" fo:country="SI"/>
    </style:style>
    <style:style style:name="P2" style:family="paragraph" style:parent-style-name="Standard">
      <style:text-properties fo:language="sl" fo:country="SI"/>
    </style:style>
    <style:style style:name="P3" style:family="paragraph" style:parent-style-name="Standard">
      <style:text-properties officeooo:paragraph-rsid="003488fd"/>
    </style:style>
    <style:style style:name="P4" style:family="paragraph" style:parent-style-name="Standard">
      <style:text-properties officeooo:rsid="003488fd" officeooo:paragraph-rsid="003488fd"/>
    </style:style>
    <style:style style:name="P5" style:family="paragraph" style:parent-style-name="Standard">
      <style:text-properties officeooo:rsid="0035504c" officeooo:paragraph-rsid="00389f7c"/>
    </style:style>
    <style:style style:name="P6" style:family="paragraph" style:parent-style-name="Standard">
      <style:text-properties officeooo:rsid="0035aa6f" officeooo:paragraph-rsid="0035aa6f"/>
    </style:style>
    <style:style style:name="P7" style:family="paragraph" style:parent-style-name="Standard">
      <style:text-properties officeooo:paragraph-rsid="00389f7c"/>
    </style:style>
    <style:style style:name="P8" style:family="paragraph" style:parent-style-name="Standard">
      <style:text-properties officeooo:rsid="00389f7c" officeooo:paragraph-rsid="00389f7c"/>
    </style:style>
    <style:style style:name="P9" style:family="paragraph" style:parent-style-name="Heading">
      <style:text-properties officeooo:rsid="00389f7c" officeooo:paragraph-rsid="00389f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6ed4b" style:font-weight-asian="normal" style:font-weight-complex="normal"/>
    </style:style>
    <style:style style:name="T4" style:family="text">
      <style:text-properties fo:language="sl" fo:country="SI"/>
    </style:style>
    <style:style style:name="T5" style:family="text">
      <style:text-properties fo:language="sl" fo:country="SI" officeooo:rsid="00196c38"/>
    </style:style>
    <style:style style:name="T6" style:family="text">
      <style:text-properties fo:language="sl" fo:country="SI" officeooo:rsid="00333fa2"/>
    </style:style>
    <style:style style:name="T7" style:family="text">
      <style:text-properties officeooo:rsid="003488fd"/>
    </style:style>
    <style:style style:name="T8" style:family="text">
      <style:text-properties officeooo:rsid="0035504c"/>
    </style:style>
    <style:style style:name="T9" style:family="text">
      <style:text-properties officeooo:rsid="0035aa6f"/>
    </style:style>
    <style:style style:name="T10" style:family="text">
      <style:text-properties officeooo:rsid="00389f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Življenjepi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Ime in priimek</text:p>
          </table:table-cell>
          <table:table-cell table:style-name="Table1.A1" office:value-type="string">
            <text:p text:style-name="Standard">Iztok Jeras</text:p>
          </table:table-cell>
        </table:table-row>
        <table:table-row>
          <table:table-cell table:style-name="Table1.A1" office:value-type="string">
            <text:p text:style-name="Standard">Datum in kraj rojstva</text:p>
          </table:table-cell>
          <table:table-cell table:style-name="Table1.A1" office:value-type="string">
            <text:p text:style-name="Standard">3. julij 1977 v Kopru</text:p>
          </table:table-cell>
        </table:table-row>
        <table:table-row>
          <table:table-cell table:style-name="Table1.A1" office:value-type="string">
            <text:p text:style-name="Standard">Naslov</text:p>
          </table:table-cell>
          <table:table-cell table:style-name="Table1.A1" office:value-type="string">
            <text:p text:style-name="Standard">Dvorakova ulica 11,</text:p>
            <text:p text:style-name="Standard">SI-1000 Ljubljana</text:p>
          </table:table-cell>
        </table:table-row>
        <table:table-row>
          <table:table-cell table:style-name="Table1.A1" office:value-type="string">
            <text:p text:style-name="Standard"><text:span text:style-name="T5">El</text:span><text:span text:style-name="T6">ektronska</text:span><text:span text:style-name="T5"> </text:span><text:span text:style-name="T4">pošta</text:span></text:p>
          </table:table-cell>
          <table:table-cell table:style-name="Table1.A1" office:value-type="string">
            <text:p text:style-name="P2">iztok.jeras@gmail.com</text:p>
          </table:table-cell>
        </table:table-row>
        <table:table-row>
          <table:table-cell table:style-name="Table1.A1" office:value-type="string">
            <text:p text:style-name="Standard"><text:span text:style-name="T4">Mobilni tel</text:span><text:span text:style-name="T6">efon</text:span></text:p>
          </table:table-cell>
          <table:table-cell table:style-name="Table1.A1" office:value-type="string">
            <text:p text:style-name="Standard">+386 31 850 760</text:p>
          </table:table-cell>
        </table:table-row>
      </table:table>
      <text:p text:style-name="Standard"/>
      <text:p text:style-name="Heading">Izobrazb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1996 - 2005</text:p>
          </table:table-cell>
          <table:table-cell table:style-name="Table2.A1" office:value-type="string">
            <text:p text:style-name="Standard">Univerza v Ljubljani</text:p>
            <text:p text:style-name="P3">Fakulteta za elektrotehniko</text:p>
            <text:p text:style-name="P3"><text:span text:style-name="T7">Tržaška cesta 25, 1000 Ljubljana</text:span></text:p>
            <text:p text:style-name="P3"><text:span text:style-name="T7">študijski program elektrotehnika, </text:span>smer telekomunikacije</text:p>
            <text:p text:style-name="P4">pridobljen strokovni naslov:<text:span text:style-name="T2"> uni</text:span><text:span text:style-name="T3">v</text:span><text:span text:style-name="T2">. dipl. inž. elektrotehnike</text:span></text:p>
          </table:table-cell>
        </table:table-row>
      </table:table>
      <text:p text:style-name="Standard"/>
      <text:p text:style-name="Heading"><text:span text:style-name="T4">Zaposlitev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199<text:span text:style-name="T8">9 - 2001</text:span></text:p>
          </table:table-cell>
          <table:table-cell table:style-name="Table3.A1" office:value-type="string">
            <text:p text:style-name="Standard">Digital Development d.o.o.</text:p>
            <text:p text:style-name="Standard">Tavčarjeva 10, SI-1000 Ljubljana</text:p>
            <text:p text:style-name="Standard">razvoj strojne in programske opreme za telekomunikacije</text:p>
          </table:table-cell>
        </table:table-row>
        <table:table-row>
          <table:table-cell table:style-name="Table3.A1" office:value-type="string">
            <text:p text:style-name="Standard">2006 - 2007</text:p>
          </table:table-cell>
          <table:table-cell table:style-name="Table3.A1" office:value-type="string">
            <text:p text:style-name="Standard">Iskra Sistemi d.d.</text:p>
            <text:p text:style-name="Standard">Stegne 21, SI-1000 Ljubljana</text:p>
            <text:p text:style-name="Standard">razvoj strojne in programske opreme za komunikacije preko daljnovodov</text:p>
          </table:table-cell>
        </table:table-row>
        <table:table-row>
          <table:table-cell table:style-name="Table3.A1" office:value-type="string">
            <text:p text:style-name="Standard">2007 - 2010</text:p>
          </table:table-cell>
          <table:table-cell table:style-name="Table3.A1" office:value-type="string">
            <text:p text:style-name="Standard">InSilica</text:p>
            <text:p text:style-name="Standard">Vodovodna 99, SI-1000 Ljubljana</text:p>
            <text:p text:style-name="Standard">razvoj name<text:span text:style-name="T9">n</text:span>skih vezij ASIC za procesiranje slike <text:span text:style-name="T9">in </text:span>videa za pametne telefone</text:p>
          </table:table-cell>
        </table:table-row>
        <table:table-row>
          <table:table-cell table:style-name="Table3.A1" office:value-type="string">
            <text:p text:style-name="Standard">2010 - 2015</text:p>
          </table:table-cell>
          <table:table-cell table:style-name="Table3.A1" office:value-type="string">
            <text:p text:style-name="Standard">Aptina</text:p>
            <text:p text:style-name="Standard">Letališka cesta 33 D, SI-1000 Ljubljana</text:p>
            <text:p text:style-name="Standard">razvoj namenskih vezij ASIC za procesiranje slike in videa za pametne telefone</text:p>
          </table:table-cell>
        </table:table-row>
        <table:table-row>
          <table:table-cell table:style-name="Table3.A1" office:value-type="string">
            <text:p text:style-name="P6">2015 -</text:p>
          </table:table-cell>
          <table:table-cell table:style-name="Table3.A1" office:value-type="string">
            <text:p text:style-name="P6">Red Pitaya d.o.o.</text:p>
            <text:p text:style-name="P6">Velika pot 22, 5250 Solkan</text:p>
            <text:p text:style-name="P6">razvoj strojne in programske opreme za merilne inštrumente</text:p>
          </table:table-cell>
        </table:table-row>
      </table:table>
      <text:p text:style-name="P9">Objav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200<text:span text:style-name="T10">7</text:span></text:p>
          </table:table-cell>
          <table:table-cell table:style-name="Table4.A1" office:value-type="string">
            <text:p text:style-name="P8"><text:span text:style-name="T2">Iztok Jeras in Andrej Dobnikar</text:span></text:p>
            <text:p text:style-name="P8"><text:span text:style-name="T2">Algorithms for computing preimages of CA configurations</text:span></text:p>
            <text:p text:style-name="P8"><text:span text:style-name="T2">Physica D: Nonlinear Phenomen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sl" fo:country="SI" style:font-size-asian="10.5pt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Liberation Sans" fo:font-family="'Liberation Sans'" style:font-family-generic="swiss" style:font-pitch="variable" fo:font-size="14pt" fo:language="sl" fo:country="SI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fo:language="sl" fo:country="SI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08:50.125172672</meta:creation-date>
    <meta:generator>LibreOffice/5.1.4.2$Linux_X86_64 LibreOffice_project/10m0$Build-2</meta:generator>
    <dc:date>2016-08-31T09:40:22.471644668</dc:date>
    <meta:editing-duration>PT1H21M59S</meta:editing-duration>
    <meta:editing-cycles>15</meta:editing-cycles>
    <meta:document-statistic meta:table-count="4" meta:image-count="0" meta:object-count="0" meta:page-count="1" meta:paragraph-count="45" meta:word-count="172" meta:character-count="1157" meta:non-whitespace-character-count="1030"/>
  </office:meta>
</office:document-meta>
</file>